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5.24cm" fo:margin-left="-0.191cm" fo:margin-top="0cm" fo:margin-bottom="0cm" table:align="left" style:writing-mode="lr-tb"/>
    </style:style>
    <style:style style:name="Table1.A" style:family="table-column">
      <style:table-column-properties style:column-width="5.0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Title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inri Emotional Feedback UX &amp; Resonance Response</text:p>
      <text:p text:style-name="Standard">This document defines the user interaction and backend tracking logic for Kinri’s post-card emotional feedback system. It lets users respond to Vault Cards and helps Echo learn what resonates to personalize future support.</text:p>
      <text:h text:style-name="Heading_20_1" text:outline-level="1"><text:s/>A. Post-Card User Feedback Options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">Option</text:p>
          </table:table-cell>
          <table:table-cell table:style-name="Table1.A1" office:value-type="string">
            <text:p text:style-name="P1">Label</text:p>
          </table:table-cell>
          <table:table-cell table:style-name="Table1.A1" office:value-type="string">
            <text:p text:style-name="P1">What It Teaches Echo</text:p>
          </table:table-cell>
        </table:table-row>
        <table:table-row table:style-name="Table1.1">
          <table:table-cell table:style-name="Table1.A1" office:value-type="string">
            <text:p text:style-name="P1">❤️ That helped</text:p>
          </table:table-cell>
          <table:table-cell table:style-name="Table1.A1" office:value-type="string">
            <text:p text:style-name="P1">saved</text:p>
          </table:table-cell>
          <table:table-cell table:style-name="Table1.A1" office:value-type="string">
            <text:p text:style-name="P1">Boosts tags in resonance tracking</text:p>
          </table:table-cell>
        </table:table-row>
        <table:table-row table:style-name="Table1.1">
          <table:table-cell table:style-name="Table1.A1" office:value-type="string">
            <text:p text:style-name="P1">🔁 More like this</text:p>
          </table:table-cell>
          <table:table-cell table:style-name="Table1.A1" office:value-type="string">
            <text:p text:style-name="P1">request again</text:p>
          </table:table-cell>
          <table:table-cell table:style-name="Table1.A1" office:value-type="string">
            <text:p text:style-name="P1">Surfaces similar emotional/narrative tags</text:p>
          </table:table-cell>
        </table:table-row>
        <table:table-row table:style-name="Table1.1">
          <table:table-cell table:style-name="Table1.A1" office:value-type="string">
            <text:p text:style-name="P1">😐 Not quite</text:p>
          </table:table-cell>
          <table:table-cell table:style-name="Table1.A1" office:value-type="string">
            <text:p text:style-name="P1">downvote</text:p>
          </table:table-cell>
          <table:table-cell table:style-name="Table1.A1" office:value-type="string">
            <text:p text:style-name="P1">Lowers tag weight for this combo</text:p>
          </table:table-cell>
        </table:table-row>
        <table:table-row table:style-name="Table1.1">
          <table:table-cell table:style-name="Table1.A1" office:value-type="string">
            <text:p text:style-name="P1">📝 Write about this</text:p>
          </table:table-cell>
          <table:table-cell table:style-name="Table1.A1" office:value-type="string">
            <text:p text:style-name="P1">journaling</text:p>
          </table:table-cell>
          <table:table-cell table:style-name="Table1.A1" office:value-type="string">
            <text:p text:style-name="P1">Feeds next-layer tag extraction</text:p>
          </table:table-cell>
        </table:table-row>
        <table:table-row table:style-name="Table1.1">
          <table:table-cell table:style-name="Table1.A1" office:value-type="string">
            <text:p text:style-name="P1">📌 Save to My Vault</text:p>
          </table:table-cell>
          <table:table-cell table:style-name="Table1.A1" office:value-type="string">
            <text:p text:style-name="P1">favorite</text:p>
          </table:table-cell>
          <table:table-cell table:style-name="Table1.A1" office:value-type="string">
            <text:p text:style-name="P1">Adds to personal timeline + long-term memory</text:p>
          </table:table-cell>
        </table:table-row>
      </table:table>
      <text:h text:style-name="Heading_20_1" text:outline-level="1"><text:s/>B. Feedback Tracking Structure</text:h>
      <text:p text:style-name="Standard">Every feedback action updates the user's emotional fingerprint.</text:p>
      <text:p text:style-name="Standard">Example Log Entry:</text:p>
      <text:p text:style-name="Standard">{<text:line-break/> <text:s/>"user_id": "abc123",<text:line-break/> <text:s/>"card_id": "cptsd_shut_down_01",<text:line-break/> <text:s/>"reaction": "saved",<text:line-break/> <text:s/>"timestamp": "2024-05-24T20:32:00Z",<text:line-break/> <text:s/>"tags": {<text:line-break/> <text:s text:c="3"/>"emotion": [<text:line-break/> <text:s text:c="5"/>"shutdown"<text:line-break/> <text:s text:c="3"/>],<text:line-break/> <text:s text:c="3"/>"usage_mode": [<text:line-break/> <text:s text:c="5"/>"reflection"<text:line-break/> <text:s text:c="3"/>]<text:line-break/> <text:s/>}<text:line-break/>}</text:p>
      <text:h text:style-name="Heading_20_1" text:outline-level="1"><text:soft-page-break/><text:s/>C. Feedback Delivery UX</text:h>
      <text:p text:style-name="Standard">Echo asks: “Did this land for you?”</text:p>
      <text:p text:style-name="Standard">User chooses: ❤️ / 🔁 / 😐 / 📌 / 📝</text:p>
      <text:p text:style-name="Standard">Echo responds:</text:p>
      <text:p text:style-name="Standard">• “Want to save this to your Vault?”</text:p>
      <text:p text:style-name="Standard">• “Want another one like it?”</text:p>
      <text:p text:style-name="Standard">• “Want to journal on this?”</text:p>
      <text:h text:style-name="Heading_20_1" text:outline-level="1"><text:s/>D. Pattern-Based Follow-up (Optional Feature)</text:h>
      <text:p text:style-name="Standard">Echo says:</text:p>
      <text:p text:style-name="Standard">“You’ve saved a lot of cards about shutdown lately. Would you like to reflect on that pattern?”</text:p>
      <text:p text:style-name="Standard">→ Shows tag trends, reflection options, and relevant Vault card(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.353cm" loext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margin-top="0cm" fo:margin-bottom="0.353cm" loext:contextual-spacing="true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margin-top="0cm" fo:margin-bottom="0.353cm" loext:contextual-spacing="true" fo:text-indent="-0.635cm" style:auto-text-indent="false"/>
    </style:style>
    <style:style style:name="List_20_Bullet" style:display-name="List Bullet" style:family="paragraph" style:parent-style-name="Standard" style:default-outline-level="">
      <style:paragraph-properties fo:margin-top="0cm" fo:margin-bottom="0.353cm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cm" fo:margin-bottom="0.353cm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cm" fo:margin-bottom="0.353cm" loext:contextual-spacing="true"/>
    </style:style>
    <style:style style:name="List_20_Number" style:display-name="List Number" style:family="paragraph" style:parent-style-name="Standard" style:default-outline-level="">
      <style:paragraph-properties fo:margin-top="0cm" fo:margin-bottom="0.353cm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cm" fo:margin-bottom="0.353cm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cm" fo:margin-bottom="0.353cm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loext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loext:contextual-spacing="true" fo:text-indent="0cm" style:auto-text-indent="false"/>
    </style:style>
    <style:style style:name="macro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5-05-19T13:42:29.226000000</dc:date>
    <meta:editing-duration>PT44S</meta:editing-duration>
    <meta:generator>Neat_Office/6.2.8.2$Windows_x86 LibreOffice_project/</meta:generator>
    <meta:document-statistic meta:table-count="1" meta:image-count="0" meta:object-count="0" meta:page-count="2" meta:paragraph-count="36" meta:word-count="216" meta:character-count="1388" meta:non-whitespace-character-count="116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